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#" svg:font-family="Free#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f-mono" svg:font-family="'var ff-mono'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f54c5" officeooo:paragraph-rsid="001f54c5"/>
    </style:style>
    <style:style style:name="P2" style:family="paragraph" style:parent-style-name="Heading_20_1">
      <style:text-properties officeooo:rsid="0024bd97" officeooo:paragraph-rsid="0024bd97"/>
    </style:style>
    <style:style style:name="P3" style:family="paragraph" style:parent-style-name="Heading_20_1">
      <style:text-properties officeooo:rsid="00258f61" officeooo:paragraph-rsid="00258f61"/>
    </style:style>
    <style:style style:name="P4" style:family="paragraph" style:parent-style-name="Heading_20_1">
      <style:text-properties officeooo:rsid="00280290" officeooo:paragraph-rsid="00280290"/>
    </style:style>
    <style:style style:name="P5" style:family="paragraph" style:parent-style-name="Preformatted_20_Text">
      <style:text-properties officeooo:paragraph-rsid="00258f61"/>
    </style:style>
    <style:style style:name="P6" style:family="paragraph" style:parent-style-name="Subtitle">
      <style:text-properties officeooo:paragraph-rsid="001f54c5"/>
    </style:style>
    <style:style style:name="P7" style:family="paragraph" style:parent-style-name="Table_20_Contents">
      <style:text-properties officeooo:rsid="001dcab4" officeooo:paragraph-rsid="001dcab4"/>
    </style:style>
    <style:style style:name="P8" style:family="paragraph" style:parent-style-name="Table_20_Contents">
      <style:paragraph-properties fo:text-align="start" style:justify-single-word="false"/>
      <style:text-properties officeooo:rsid="001dcab4" officeooo:paragraph-rsid="001dcab4"/>
    </style:style>
    <style:style style:name="P9" style:family="paragraph" style:parent-style-name="Table_20_Contents" style:list-style-name="List_20_1">
      <style:paragraph-properties fo:text-align="start" style:justify-single-word="false"/>
      <style:text-properties officeooo:paragraph-rsid="001dcab4"/>
    </style:style>
    <style:style style:name="P10" style:family="paragraph" style:parent-style-name="Table_20_Contents">
      <style:text-properties officeooo:rsid="001f54c5" officeooo:paragraph-rsid="001f54c5"/>
    </style:style>
    <style:style style:name="P11" style:family="paragraph" style:parent-style-name="Text_20_body" style:list-style-name="List_20_1">
      <style:text-properties officeooo:paragraph-rsid="0024bd97"/>
    </style:style>
    <style:style style:name="P12" style:family="paragraph" style:parent-style-name="Text_20_body">
      <style:text-properties officeooo:rsid="001f54c5" officeooo:paragraph-rsid="001f54c5"/>
    </style:style>
    <style:style style:name="P13" style:family="paragraph" style:parent-style-name="Text_20_body">
      <style:text-properties officeooo:paragraph-rsid="001f54c5"/>
    </style:style>
    <style:style style:name="P14" style:family="paragraph" style:parent-style-name="Text_20_body" style:list-style-name="Numbering_20_abc">
      <style:text-properties officeooo:paragraph-rsid="001f54c5"/>
    </style:style>
    <style:style style:name="P15" style:family="paragraph" style:parent-style-name="Text_20_body" style:list-style-name="Numbering_20_abc">
      <style:text-properties officeooo:paragraph-rsid="002d76cd"/>
    </style:style>
    <style:style style:name="P16" style:family="paragraph" style:parent-style-name="Text_20_body" style:list-style-name="Numbering_20_abc">
      <style:text-properties officeooo:paragraph-rsid="002ebdfb"/>
    </style:style>
    <style:style style:name="P17" style:family="paragraph" style:parent-style-name="Text_20_body" style:list-style-name="Numbering_20_ABC">
      <style:text-properties officeooo:paragraph-rsid="0021512b"/>
    </style:style>
    <style:style style:name="P18" style:family="paragraph" style:parent-style-name="Text_20_body" style:list-style-name="Numbering_20_ABC">
      <style:text-properties officeooo:rsid="0022b68b" officeooo:paragraph-rsid="0022e2c0"/>
    </style:style>
    <style:style style:name="P19" style:family="paragraph" style:parent-style-name="Text_20_body">
      <style:text-properties officeooo:paragraph-rsid="0024bd97"/>
    </style:style>
    <style:style style:name="P20" style:family="paragraph" style:parent-style-name="Text_20_body">
      <style:text-properties officeooo:rsid="00258f61" officeooo:paragraph-rsid="00258f61"/>
    </style:style>
    <style:style style:name="P21" style:family="paragraph" style:parent-style-name="Text_20_body">
      <style:text-properties officeooo:paragraph-rsid="00258f61"/>
    </style:style>
    <style:style style:name="P22" style:family="paragraph" style:parent-style-name="Text_20_body">
      <style:paragraph-properties style:writing-mode="lr-tb"/>
      <style:text-properties style:font-name="FreeMono" officeooo:rsid="00258f61" officeooo:paragraph-rsid="00258f61"/>
    </style:style>
    <style:style style:name="P23" style:family="paragraph" style:parent-style-name="Text_20_body" style:list-style-name="List_20_1">
      <style:text-properties style:font-name="FreeMono" officeooo:paragraph-rsid="002696a8"/>
    </style:style>
    <style:style style:name="P24" style:family="paragraph" style:parent-style-name="Text_20_body">
      <style:text-properties style:font-name="FreeMono" officeooo:rsid="002a720d" officeooo:paragraph-rsid="002a720d"/>
    </style:style>
    <style:style style:name="P25" style:family="paragraph" style:parent-style-name="Text_20_body">
      <style:text-properties style:font-name="FreeMono"/>
    </style:style>
    <style:style style:name="P26" style:family="paragraph" style:parent-style-name="Text_20_body">
      <style:text-properties style:font-name="FreeMono" officeooo:rsid="002ea456" officeooo:paragraph-rsid="002ea456"/>
    </style:style>
    <style:style style:name="P27" style:family="paragraph" style:parent-style-name="Text_20_body">
      <style:text-properties style:font-name="FreeMono" officeooo:paragraph-rsid="00258f61"/>
    </style:style>
    <style:style style:name="P28" style:family="paragraph" style:parent-style-name="Text_20_body">
      <style:text-properties officeooo:rsid="002696a8" officeooo:paragraph-rsid="002696a8"/>
    </style:style>
    <style:style style:name="P29" style:family="paragraph" style:parent-style-name="Text_20_body">
      <style:text-properties officeooo:paragraph-rsid="002696a8"/>
    </style:style>
    <style:style style:name="P30" style:family="paragraph" style:parent-style-name="Text_20_body">
      <style:text-properties officeooo:paragraph-rsid="00280290"/>
    </style:style>
    <style:style style:name="P31" style:family="paragraph" style:parent-style-name="Text_20_body">
      <style:text-properties officeooo:paragraph-rsid="002b078b"/>
    </style:style>
    <style:style style:name="P32" style:family="paragraph" style:parent-style-name="Text_20_body">
      <style:text-properties officeooo:rsid="002b078b" officeooo:paragraph-rsid="002b078b"/>
    </style:style>
    <style:style style:name="P33" style:family="paragraph" style:parent-style-name="Text_20_body">
      <style:text-properties officeooo:rsid="002ea456" officeooo:paragraph-rsid="002ea456"/>
    </style:style>
    <style:style style:name="P34" style:family="paragraph" style:parent-style-name="Text_20_body" style:list-style-name="Numbering_20_abc">
      <style:text-properties officeooo:rsid="002ea456" officeooo:paragraph-rsid="003167f0"/>
    </style:style>
    <style:style style:name="T1" style:family="text">
      <style:text-properties officeooo:rsid="001dcab4"/>
    </style:style>
    <style:style style:name="T2" style:family="text">
      <style:text-properties style:text-position="super 58%" officeooo:rsid="001dcab4"/>
    </style:style>
    <style:style style:name="T3" style:family="text">
      <style:text-properties style:font-name="FreeMono"/>
    </style:style>
    <style:style style:name="T4" style:family="text">
      <style:text-properties style:font-name="FreeMono" officeooo:rsid="002b078b"/>
    </style:style>
    <style:style style:name="T5" style:family="text">
      <style:text-properties style:font-name="FreeMono" officeooo:rsid="002ebdfb"/>
    </style:style>
    <style:style style:name="T6" style:family="text">
      <style:text-properties style:font-name="FreeMono" officeooo:rsid="002f1d5f"/>
    </style:style>
    <style:style style:name="T7" style:family="text">
      <style:text-properties style:font-name="Liberation Serif"/>
    </style:style>
    <style:style style:name="T8" style:family="text">
      <style:text-properties officeooo:rsid="0021512b"/>
    </style:style>
    <style:style style:name="T9" style:family="text">
      <style:text-properties officeooo:rsid="0022b68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b68b" style:font-weight-asian="bold" style:font-weight-complex="bold"/>
    </style:style>
    <style:style style:name="T12" style:family="text">
      <style:text-properties fo:font-weight="bold" officeooo:rsid="0021512b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2da55" style:font-weight-asian="normal" style:font-weight-complex="normal"/>
    </style:style>
    <style:style style:name="T15" style:family="text">
      <style:text-properties fo:font-weight="normal" officeooo:rsid="0022e2c0" style:font-weight-asian="normal" style:font-weight-complex="normal"/>
    </style:style>
    <style:style style:name="T16" style:family="text">
      <style:text-properties officeooo:rsid="00292fe8"/>
    </style:style>
    <style:style style:name="T17" style:family="text">
      <style:text-properties officeooo:rsid="002a720d"/>
    </style:style>
    <style:style style:name="T18" style:family="text">
      <style:text-properties officeooo:rsid="002b078b"/>
    </style:style>
    <style:style style:name="T19" style:family="text">
      <style:text-properties officeooo:rsid="002f1d5f"/>
    </style:style>
    <style:style style:name="T20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style:font-name="FreeMono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style:font-name="Free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officeooo:rsid="0032f1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S Exercise 02: Shell Essentials</text:p>
      <text:p text:style-name="P6"><text:span text:style-name="T1">Stefan Penzinger</text:span></text:p>
      <text:h text:style-name="Heading_20_1" text:outline-level="1">2.1</text:h>
      <text:p text:style-name="Text_20_body">Explain the meaning and syntactic representation of the third and fifth fields of the /etc/shadow file. With what shell program can these fields be altered (without manually editing the shadow file)? Give an example command which changes the fifth field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Field</text:p>
          </table:table-cell>
          <table:table-cell table:style-name="Table1.A1" office:value-type="string">
            <text:p text:style-name="P7">Meaning</text:p>
          </table:table-cell>
          <table:table-cell table:style-name="Table1.C1" office:value-type="string">
            <text:p text:style-name="P7">Syntactic representation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Time when the password was changed last</text:p>
          </table:table-cell>
          <table:table-cell table:style-name="Table1.C2" office:value-type="string">
            <text:list xml:id="list1587649280" text:style-name="List_20_1">
              <text:list-item>
                <text:p text:style-name="P9"><text:span text:style-name="T1">Number of days since 1</text:span><text:span text:style-name="T2">st</text:span><text:span text:style-name="T1"> of January 1970.</text:span></text:p>
              </text:list-item>
              <text:list-item>
                <text:p text:style-name="P9"><text:span text:style-name="T1">0 means user should change the password next time he logs in.</text:span></text:p>
              </text:list-item>
              <text:list-item>
                <text:p text:style-name="P9"><text:span text:style-name="T1">Empty field means that the aging feature is disabled</text:span></text:p>
              </text:list-item>
            </text:list>
          </table:table-cell>
        </table:table-row>
        <table:table-row>
          <table:table-cell table:style-name="Table1.A3" office:value-type="string">
            <text:p text:style-name="P7">5</text:p>
          </table:table-cell>
          <table:table-cell table:style-name="Table1.A3" office:value-type="string">
            <text:p text:style-name="P7">Maximum days which the user’s password is valid and then has to be changed</text:p>
          </table:table-cell>
          <table:table-cell table:style-name="Table1.C3" office:value-type="string">
            <text:p text:style-name="P10">Represented as number.</text:p>
          </table:table-cell>
        </table:table-row>
      </table:table>
      <text:p text:style-name="Text_20_body"/>
      <text:p text:style-name="P12">With the program <text:span text:style-name="T3">chage </text:span><text:span text:style-name="T7">- The chage command changes the number of days between </text:span>password changes and the date of the last password change. This information is used by the system to determine when a user must change their password.</text:p>
      <text:p text:style-name="P12">Command: <text:span text:style-name="T3">sudo chage penz -M 24</text:span></text:p>
      <text:h text:style-name="P1" text:outline-level="1">2.2</text:h>
      <text:p text:style-name="P13">Name functional differences between the following two command-lines:</text:p>
      <text:list xml:id="list2560653408" text:style-name="Numbering_20_abc">
        <text:list-item>
          <text:p text:style-name="P14">cat &lt; /etc/passwd | grep $USER | cut -d':' -f1 &gt; /tmp/username</text:p>
        </text:list-item>
        <text:list-item>
          <text:p text:style-name="P14">grep $(whoami) /etc/passwd | awk 'BEGIN { FS = ":" }; { print $1 }'</text:p>
        </text:list-item>
      </text:list>
      <text:list xml:id="list2429430758" text:style-name="Numbering_20_ABC">
        <text:list-item>
          <text:p text:style-name="P17"><text:span text:style-name="T11">Cat</text:span><text:span text:style-name="T9"> reads /</text:span><text:span text:style-name="T11">etc/</text:span><text:span text:style-name="T12">passwd</text:span><text:span text:style-name="T8"> – </text:span><text:span text:style-name="T9">the </text:span><text:span text:style-name="T12">output</text:span><text:span text:style-name="T8"> of that is </text:span><text:span text:style-name="T12">piped</text:span><text:span text:style-name="T8"> with </text:span><text:span text:style-name="T12">grep</text:span><text:span text:style-name="T8">. </text:span><text:span text:style-name="T12">Grep</text:span><text:span text:style-name="T8"> returns all lines in which the </text:span><text:span text:style-name="T9">name of the user (stored in global variable $USER)</text:span><text:span text:style-name="T8"> is found. The result is piped with the cut program </text:span><text:span text:style-name="T9">which splits the text with the delimiter ‘:’ and selects the first field of the array which is returned from cut. The result is written into the file </text:span><text:span text:style-name="T11">username</text:span><text:span text:style-name="T9"> in the directory </text:span><text:span text:style-name="T11">/tmp/</text:span></text:p>
        </text:list-item>
        <text:list-item>
          <text:p text:style-name="P18"><text:span text:style-name="T10">whoami </text:span><text:span text:style-name="T13">reads the global variable of $USER and returns it, this is done first because of the paranthesis. </text:span><text:span text:style-name="T10">Grep</text:span><text:span text:style-name="T13"> searches now for all lines in </text:span><text:span text:style-name="T10">/etc/passwd </text:span><text:span text:style-name="T13">which has the username of the current user in it. The result is piped with </text:span><text:span text:style-name="T10">awk –</text:span><text:span text:style-name="T13"> </text:span><text:span text:style-name="T14">an interpretor for AWK programming language, which is used for text processing. </text:span><text:span text:style-name="T15">The meaning of the script describes: <text:line-break/></text:span><text:soft-page-break/><text:span text:style-name="T15">Before any input is read, set the Delimiter to ‘;’, then the input is read and split with the delimiter. After that print the first field of the split values.</text:span></text:p>
        </text:list-item>
      </text:list>
      <text:h text:style-name="P2" text:outline-level="1">2.3</text:h>
      <text:p text:style-name="P19">You need to mount an USB thumbdrive whose device file is /dev/sdd1 to ~/usb with the following constraints: </text:p>
      <text:list xml:id="list151540370448835" text:continue-list="list1587649280" text:style-name="List_20_1">
        <text:list-item>
          <text:list>
            <text:list-item>
              <text:p text:style-name="P11">The file-access timestamp of all file-system objects located on the drive should never be altered.</text:p>
            </text:list-item>
            <text:list-item>
              <text:p text:style-name="P11">Due to security reasons, executing programs located on this HDD should not be allowed</text:p>
            </text:list-item>
            <text:list-item>
              <text:p text:style-name="P11">Disallow setting of SUID or SGID bits.</text:p>
            </text:list-item>
          </text:list>
        </text:list-item>
      </text:list>
      <text:p text:style-name="P20">Source: man mount</text:p>
      <text:p text:style-name="P22">mount -o noatime,noexec,nosuid /dev/sdd1 ~/usb</text:p>
      <text:h text:style-name="P3" text:outline-level="1">2.4</text:h>
      <text:p text:style-name="P21">Find a way to establish a disk usage <text:span text:style-name="T3">quota</text:span> on per-user basis (i.e., as administrator, you define that a particular user bob must not use more than e.g. 3 gigabytes of storage)</text:p>
      <text:p text:style-name="P5"><text:span text:style-name="Source_20_Text"><text:span text:style-name="T23">sudo apt-get install quota</text:span></text:span></text:p>
      <text:p text:style-name="P21"/>
      <text:p text:style-name="P27">sudo setquota -u penz 5 6 0 0 /home/<text:span text:style-name="T24">penz/</text:span></text:p>
      <text:h text:style-name="Heading_20_1" text:outline-level="1">2.5</text:h>
      <text:p text:style-name="P29">What exactly does the following command do?</text:p>
      <text:list xml:id="list151539448505139" text:continue-numbering="true" text:style-name="List_20_1">
        <text:list-item>
          <text:list>
            <text:list-item>
              <text:p text:style-name="P23">time find / -type d &gt;/dev/null 2&gt;&amp;1</text:p>
            </text:list-item>
          </text:list>
        </text:list-item>
      </text:list>
      <text:p text:style-name="P28"><text:span text:style-name="T3">time</text:span> displays infos about the command which is executed, in this case <text:span text:style-name="T3">find</text:span>, after it finishes.</text:p>
      <text:p text:style-name="P28"><text:span text:style-name="T3">find</text:span> searches for all directories which are located in / (= root), both <text:span text:style-name="T3">stdout</text:span> and <text:span text:style-name="T3">stderr</text:span> of <text:span text:style-name="T3">find</text:span> are redirected to the blackhole <text:span text:style-name="T3">/dev/null</text:span>.</text:p>
      <text:p text:style-name="P28">The output of time is displayed in the console after <text:span text:style-name="T3">find</text:span> finishes.</text:p>
      <text:h text:style-name="P4" text:outline-level="1">2.6</text:h>
      <text:p text:style-name="P30">Find an alternative but similar command-line for <text:span text:style-name="T3">touch filename</text:span></text:p>
      <text:p text:style-name="P24">echo -<text:span text:style-name="T16">n </text:span>"" &gt;&gt; <text:span text:style-name="T17">f</text:span>ilename</text:p>
      <text:h text:style-name="Heading_20_1" text:outline-level="1">2.7</text:h>
      <text:p text:style-name="P25">#!/bin/sh</text:p>
      <text:p text:style-name="P25"/>
      <text:p text:style-name="P25">inputfile=./downloaded_video</text:p>
      <text:p text:style-name="P25"><text:soft-page-break/>outputfile=transcoded_video</text:p>
      <text:p text:style-name="P25"/>
      <text:p text:style-name="P25">if wget -O $inputfile https://filesamples.com/samples/video/m2v/sample_1920x1080.m2v &gt; /dev/null</text:p>
      <text:p text:style-name="P25">then</text:p>
      <text:p text:style-name="P25"><text:s text:c="8"/>ffmpeg -i $inputfile -c:v libx265 -crf 26 -preset fast -c:a aac -b:a 128k $outputfile</text:p>
      <text:p text:style-name="P25">else</text:p>
      <text:p text:style-name="P25"><text:s text:c="8"/>echo "There was an error while downloading the video"</text:p>
      <text:p text:style-name="P25">fi</text:p>
      <text:h text:style-name="Heading_20_1" text:outline-level="1">2.7</text:h>
      <text:p text:style-name="Text_20_body">What are <text:span text:style-name="T3">pushd</text:span> and <text:span text:style-name="T3">popd</text:span> commands useful for?</text:p>
      <text:p text:style-name="P31"><text:span text:style-name="T4">pushd</text:span><text:span text:style-name="T18"> - a</text:span>dd directories to stack.</text:p>
      <text:p text:style-name="P31">Adds a directory to the top of the directory stack, or rotates <text:span text:style-name="T18">v</text:span>he stack, making the new top of the stack the current working directory. <text:s/>With no arguments, exchanges the top two directories.</text:p>
      <text:p text:style-name="P32"><text:span text:style-name="T3">popd</text:span> - remove directories from stack.</text:p>
      <text:p text:style-name="P32">Removes entries from the directory stack. With no arguments, removes the top directory from the stack, and changes to the new top directory.</text:p>
      <text:h text:style-name="Heading_20_1" text:outline-level="1">2.8</text:h>
      <text:p text:style-name="Text_20_body">Use the <text:span text:style-name="T3">find</text:span> command to search for…</text:p>
      <text:list xml:id="list151540693003486" text:continue-list="list2560653408" text:style-name="Numbering_20_abc">
        <text:list-item text:start-value="1">
          <text:p text:style-name="P15">all directories in /usr/ up to a maximum depth of 3, and store the output in a textfile in your home directory. <text:line-break/><text:span text:style-name="T3">find /usr/ -maxdepth 3 -type d &gt; ~/usroutput</text:span></text:p>
        </text:list-item>
        <text:list-item>
          <text:p text:style-name="P16">all files on your system without actual content (i.e. zero bytes in size). <text:line-break/><text:span text:style-name="T3">find / -type f -</text:span><text:span text:style-name="T5">empty</text:span><text:span text:style-name="T3"><text:line-break/>find / -type f -size 0<text:line-break/>find / -type f -size 0c</text:span></text:p>
        </text:list-item>
        <text:list-item>
          <text:p text:style-name="P15">all executable files on the entire system for which either SUID or GUID is set, while suppressing any error messages on the console<text:line-break/><text:span text:style-name="T6">find / -type f -executable \( -perm -4000 -o -perm -2000 \) 2&gt; /dev/null</text:span></text:p>
        </text:list-item>
      </text:list>
      <text:h text:style-name="Heading_20_1" text:outline-level="1">2.9</text:h>
      <text:p text:style-name="P33">Copy <text:span text:style-name="T3">/usr/bin/ls </text:span>to your home directory and change its permissions using octal noctation to reflect the following settings:</text:p>
      <text:p text:style-name="P26">cp /usr/bin/ls ~/</text:p>
      <text:list xml:id="list151540758559198" text:continue-list="list151540693003486" text:style-name="Numbering_20_abc">
        <text:list-item text:start-value="1">
          <text:p text:style-name="P34"><text:soft-page-break/>-rw-r--r-- <text:line-break/><text:span text:style-name="T3">chmod 644 ls</text:span></text:p>
        </text:list-item>
        <text:list-item>
          <text:p text:style-name="P34">-rwxr-xr-x <text:line-break/><text:span text:style-name="T3">chmod 755 ls</text:span></text:p>
        </text:list-item>
        <text:list-item>
          <text:p text:style-name="P34">-r-xr-s--- <text:line-break/><text:span text:style-name="T3">chmod 2550 ls</text:span></text:p>
        </text:list-item>
        <text:list-item>
          <text:p text:style-name="P34">-r-sr-x---<text:line-break/><text:span text:style-name="T3">chmod 4550 ls</text:span></text:p>
        </text:list-item>
      </text:list>
      <text:h text:style-name="Heading_20_1" text:outline-level="1">2.10</text:h>
      <text:p text:style-name="Text_20_body"/>
      <text:h text:style-name="Heading_20_1" text:outline-level="1">2.11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#" svg:font-family="Free#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1:25:21.293177537</meta:creation-date>
    <dc:date>2022-10-12T15:15:38.786253014</dc:date>
    <meta:editing-duration>PT1H42M2S</meta:editing-duration>
    <meta:editing-cycles>11</meta:editing-cycles>
    <meta:generator>LibreOffice/7.3.6.2$Linux_X86_64 LibreOffice_project/30$Build-2</meta:generator>
    <meta:document-statistic meta:table-count="1" meta:image-count="0" meta:object-count="0" meta:page-count="4" meta:paragraph-count="73" meta:word-count="818" meta:character-count="4687" meta:non-whitespace-character-count="3935"/>
  </office:meta>
</office:document-meta>
</file>